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043b1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style:paragraph-properties fo:margin-top="0in" fo:margin-bottom="0in" fo:text-align="start" style:writing-mode="lr-tb"/>
    </style:style>
    <style:style style:name="P4" style:family="paragraph">
      <loext:graphic-properties draw:fill="solid" draw:fill-color="#ffffff"/>
      <style:paragraph-properties fo:margin-top="0in" fo:margin-bottom="0in" fo:text-align="start" style:writing-mode="lr-tb"/>
    </style:style>
    <style:style style:name="T1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Courier New" fo:font-size="10pt" fo:language="en" fo:country="GB" style:font-name-asian="Times New Roman" style:font-size-asian="10pt" style:font-name-complex="Courier New" style:font-size-complex="10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left" draw:textarea-vertical-align="middle" draw:auto-grow-height="false" draw:auto-grow-width="false" fo:padding-top="0.05in" fo:padding-bottom="0.05in" fo:padding-left="0.1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left" draw:textarea-vertical-align="middle" draw:auto-grow-height="false" draw:auto-grow-width="false" fo:padding-top="0.05in" fo:padding-bottom="0.05in" fo:padding-left="0.1in" fo:padding-right="0.1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311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none" draw:fill="solid" draw:fill-color="#ffffff" draw:textarea-horizontal-align="left" draw:textarea-vertical-align="middle" draw:auto-grow-height="false" draw:auto-grow-width="false" fo:padding-top="0.05in" fo:padding-bottom="0.05in" fo:padding-left="0.1in" fo:padding-right="0.1in" fo:wrap-option="wrap" draw:shadow="hidden" style:run-through="foreground"/>
      <style:paragraph-properties style:writing-mode="lr-tb"/>
    </style:style>
    <style:style style:name="gr7" style:family="graphic">
      <style:graphic-properties draw:stroke="dash" draw:stroke-dash="Dashed_20__28_var_29__20_4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dash" draw:stroke-dash="Dashed_20__28_var_29__20_4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as-char" svg:y="0in" draw:z-index="0" draw:style-name="gr1"><draw:rect draw:style-name="gr2" draw:text-style-name="P2" svg:width="5.7134in" svg:height="2.8567in" svg:x="0in" svg:y="0in"><text:p/></draw:rect><draw:frame draw:style-name="gr3" draw:text-style-name="P4" svg:width="5.324in" svg:height="0.2587in" svg:x="0.1299in" svg:y="0.5189in"><draw:text-box><text:p text:style-name="P3"><text:span text:style-name="T1">s3:c5</text:span><text:span text:style-name="T2"> <text:s text:c="109"/></text:span><text:span text:style-name="T3"><text:s/>Incomparable</text:span></text:p></draw:text-box></draw:frame><draw:frame draw:style-name="gr4" draw:text-style-name="P4" svg:width="5.324in" svg:height="0.2587in" svg:x="0.1299in" svg:y="1.039in"><draw:text-box><text:p text:style-name="P3"><text:span text:style-name="T1">s2:c1, c2, c3, c4</text:span><text:span text:style-name="T2"> <text:s text:c="39"/></text:span><text:span text:style-name="T3"><text:s text:c="5"/>Dominates</text:span></text:p></draw:text-box></draw:frame><draw:frame draw:style-name="gr4" draw:text-style-name="P4" svg:width="5.324in" svg:height="0.2571in" svg:x="0.1299in" svg:y="1.5583in"><draw:text-box><text:p text:style-name="P3"><text:span text:style-name="T1">s1:c1</text:span><text:span text:style-name="T2"> </text:span><text:span text:style-name="T3"><text:s text:c="10"/>Dominated By</text:span></text:p></draw:text-box></draw:frame><draw:frame draw:style-name="gr4" draw:text-style-name="P4" svg:width="5.324in" svg:height="0.2587in" svg:x="0.1299in" svg:y="2.078in"><draw:text-box><text:p text:style-name="P3"><text:span text:style-name="T1">s0:c3</text:span><text:span text:style-name="T2"> </text:span><text:span text:style-name="T3"><text:s text:c="31"/>Dominated By <text:s/></text:span></text:p></draw:text-box></draw:frame><draw:line draw:style-name="gr5" draw:text-style-name="P2" svg:x1="4.6752in" svg:y1="0.7791in" svg:x2="4.676in" svg:y2="1.039in"><text:p/></draw:line><draw:line draw:style-name="gr5" draw:text-style-name="P2" svg:x1="4.9346in" svg:y1="0.7791in" svg:x2="4.9354in" svg:y2="1.5591in"><text:p/></draw:line><draw:line draw:style-name="gr5" draw:text-style-name="P2" svg:x1="5.3236in" svg:y1="0.7791in" svg:x2="5.3244in" svg:y2="2.0783in"><text:p/></draw:line><draw:line draw:style-name="gr5" draw:text-style-name="P2" svg:x1="1.428in" svg:y1="1.5583in" svg:x2="1.4287in" svg:y2="1.2984in"><text:p/></draw:line><draw:line draw:style-name="gr5" draw:text-style-name="P2" svg:x1="2.078in" svg:y1="2.0776in" svg:x2="2.0787in" svg:y2="1.2984in"><text:p/></draw:line><draw:line draw:style-name="gr5" draw:text-style-name="P2" svg:x1="3.3764in" svg:y1="1.2984in" svg:x2="3.3772in" svg:y2="2.0776in"><text:p/></draw:line><draw:frame draw:style-name="gr6" draw:text-style-name="P4" svg:width="5.3232in" svg:height="0.2571in" svg:x="0.1291in" svg:y="0.1299in"><draw:text-box><text:p text:style-name="P3"><text:span text:style-name="T4">mlsconstrain file write ( l1 </text:span><text:span text:style-name="T1">domby</text:span><text:span text:style-name="T4"> l2 ); # Write Up</text:span></text:p></draw:text-box></draw:frame><draw:frame draw:style-name="gr6" draw:text-style-name="P4" svg:width="5.3224in" svg:height="0.2567in" svg:x="0.1299in" svg:y="2.4665in"><draw:text-box><text:p text:style-name="P3"><text:span text:style-name="T4">mlsconstrain file read ( l1 </text:span><text:span text:style-name="T1">dom</text:span><text:span text:style-name="T4"> l2 ); <text:s text:c="3"/># Read Down</text:span></text:p></draw:text-box></draw:frame><draw:line draw:style-name="gr7" draw:text-style-name="P2" svg:x1="2.8555in" svg:y1="0.3898in" svg:x2="2.2063in" svg:y2="2.078in"><text:p/></draw:line><draw:line draw:style-name="gr7" draw:text-style-name="P2" svg:x1="2.8555in" svg:y1="0.3898in" svg:x2="1.5575in" svg:y2="1.5587in"><text:p/></draw:line><draw:line draw:style-name="gr8" draw:text-style-name="P2" svg:x1="3.2461in" svg:y1="1.2984in" svg:x2="2.7299in" svg:y2="2.5031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102in" draw:distance="0.0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3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04:19.979070669</meta:creation-date>
    <dc:date>2020-07-30T13:05:46.261412956</dc:date>
    <meta:editing-duration>PT1M2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